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A00000463E7B75CAD.png" manifest:media-type="image/png"/>
  <manifest:file-entry manifest:full-path="Pictures/1001D2E40000521000007411E0879C3A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width="17cm" svg:height="24.044cm" draw:z-index="0"><draw:image xlink:href="Pictures/1001D2E40000521000007411E0879C3A.pdf" xlink:type="simple" xlink:show="embed" xlink:actuate="onLoad" draw:mime-type="application/pdf"/><draw:image xlink:href="Pictures/100000010000031A00000463E7B75C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7:43:55.480395945</meta:creation-date>
    <dc:date>2025-02-04T17:47:41.470932295</dc:date>
    <meta:editing-duration>PT3M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4.2$Linux_X86_64 LibreOffice_project/480$Build-2</meta:generator>
  </office:meta>
</office:document-meta>
</file>